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35870239" calcext:value-type="float">
            <text:p>135870239</text:p>
          </table:table-cell>
          <table:table-cell office:value-type="string" calcext:value-type="string">
            <text:p>milissegundos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25647057" calcext:value-type="float">
            <text:p>125647057</text:p>
          </table:table-cell>
          <table:table-cell office:value-type="string" calcext:value-type="string">
            <text:p>milissegundos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25629947" calcext:value-type="float">
            <text:p>125629947</text:p>
          </table:table-cell>
          <table:table-cell office:value-type="string" calcext:value-type="string">
            <text:p>milissegundos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29253548" calcext:value-type="float">
            <text:p>129253548</text:p>
          </table:table-cell>
          <table:table-cell office:value-type="string" calcext:value-type="string">
            <text:p>milissegundos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25958948" calcext:value-type="float">
            <text:p>125958948</text:p>
          </table:table-cell>
          <table:table-cell office:value-type="string" calcext:value-type="string">
            <text:p>milissegundos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26080372" calcext:value-type="float">
            <text:p>126080372</text:p>
          </table:table-cell>
          <table:table-cell office:value-type="string" calcext:value-type="string">
            <text:p>milissegundos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24509428" calcext:value-type="float">
            <text:p>124509428</text:p>
          </table:table-cell>
          <table:table-cell office:value-type="string" calcext:value-type="string">
            <text:p>milissegundos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25129535" calcext:value-type="float">
            <text:p>125129535</text:p>
          </table:table-cell>
          <table:table-cell office:value-type="string" calcext:value-type="string">
            <text:p>milissegundos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27191882" calcext:value-type="float">
            <text:p>127191882</text:p>
          </table:table-cell>
          <table:table-cell office:value-type="string" calcext:value-type="string">
            <text:p>milissegundos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31739800" calcext:value-type="float">
            <text:p>131739800</text:p>
          </table:table-cell>
          <table:table-cell office:value-type="string" calcext:value-type="string">
            <text:p>milissegundos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25519774" calcext:value-type="float">
            <text:p>125519774</text:p>
          </table:table-cell>
          <table:table-cell office:value-type="string" calcext:value-type="string">
            <text:p>milissegundos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26640693" calcext:value-type="float">
            <text:p>126640693</text:p>
          </table:table-cell>
          <table:table-cell office:value-type="string" calcext:value-type="string">
            <text:p>milissegundos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26001486" calcext:value-type="float">
            <text:p>126001486</text:p>
          </table:table-cell>
          <table:table-cell office:value-type="string" calcext:value-type="string">
            <text:p>milissegundos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35449194" calcext:value-type="float">
            <text:p>135449194</text:p>
          </table:table-cell>
          <table:table-cell office:value-type="string" calcext:value-type="string">
            <text:p>milissegundos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25379279" calcext:value-type="float">
            <text:p>125379279</text:p>
          </table:table-cell>
          <table:table-cell office:value-type="string" calcext:value-type="string">
            <text:p>milissegundos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26440684" calcext:value-type="float">
            <text:p>126440684</text:p>
          </table:table-cell>
          <table:table-cell office:value-type="string" calcext:value-type="string">
            <text:p>milissegundos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29766885" calcext:value-type="float">
            <text:p>129766885</text:p>
          </table:table-cell>
          <table:table-cell office:value-type="string" calcext:value-type="string">
            <text:p>milissegundos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24387763" calcext:value-type="float">
            <text:p>124387763</text:p>
          </table:table-cell>
          <table:table-cell office:value-type="string" calcext:value-type="string">
            <text:p>milissegundos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26626507" calcext:value-type="float">
            <text:p>126626507</text:p>
          </table:table-cell>
          <table:table-cell office:value-type="string" calcext:value-type="string">
            <text:p>milissegundos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26176125" calcext:value-type="float">
            <text:p>126176125</text:p>
          </table:table-cell>
          <table:table-cell office:value-type="string" calcext:value-type="string">
            <text:p>milissegundos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26337283" calcext:value-type="float">
            <text:p>126337283</text:p>
          </table:table-cell>
          <table:table-cell office:value-type="string" calcext:value-type="string">
            <text:p>milissegundos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22329661" calcext:value-type="float">
            <text:p>122329661</text:p>
          </table:table-cell>
          <table:table-cell office:value-type="string" calcext:value-type="string">
            <text:p>milissegundos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25959754" calcext:value-type="float">
            <text:p>125959754</text:p>
          </table:table-cell>
          <table:table-cell office:value-type="string" calcext:value-type="string">
            <text:p>milissegundos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24445903" calcext:value-type="float">
            <text:p>124445903</text:p>
          </table:table-cell>
          <table:table-cell office:value-type="string" calcext:value-type="string">
            <text:p>milissegundos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27072588" calcext:value-type="float">
            <text:p>127072588</text:p>
          </table:table-cell>
          <table:table-cell office:value-type="string" calcext:value-type="string">
            <text:p>milissegundos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31965050" calcext:value-type="float">
            <text:p>131965050</text:p>
          </table:table-cell>
          <table:table-cell office:value-type="string" calcext:value-type="string">
            <text:p>milissegundos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23927894" calcext:value-type="float">
            <text:p>123927894</text:p>
          </table:table-cell>
          <table:table-cell office:value-type="string" calcext:value-type="string">
            <text:p>milissegundos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26421213" calcext:value-type="float">
            <text:p>126421213</text:p>
          </table:table-cell>
          <table:table-cell office:value-type="string" calcext:value-type="string">
            <text:p>milissegundos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24241433" calcext:value-type="float">
            <text:p>124241433</text:p>
          </table:table-cell>
          <table:table-cell office:value-type="string" calcext:value-type="string">
            <text:p>milissegundos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30014768" calcext:value-type="float">
            <text:p>130014768</text:p>
          </table:table-cell>
          <table:table-cell office:value-type="string" calcext:value-type="string">
            <text:p>milissegundos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34697448" calcext:value-type="float">
            <text:p>134697448</text:p>
          </table:table-cell>
          <table:table-cell office:value-type="string" calcext:value-type="string">
            <text:p>milissegundos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27399176" calcext:value-type="float">
            <text:p>127399176</text:p>
          </table:table-cell>
          <table:table-cell office:value-type="string" calcext:value-type="string">
            <text:p>milissegundos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24937444" calcext:value-type="float">
            <text:p>124937444</text:p>
          </table:table-cell>
          <table:table-cell office:value-type="string" calcext:value-type="string">
            <text:p>milissegundos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26183669" calcext:value-type="float">
            <text:p>126183669</text:p>
          </table:table-cell>
          <table:table-cell office:value-type="string" calcext:value-type="string">
            <text:p>milissegundos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26943737" calcext:value-type="float">
            <text:p>126943737</text:p>
          </table:table-cell>
          <table:table-cell office:value-type="string" calcext:value-type="string">
            <text:p>milissegundos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24065714" calcext:value-type="float">
            <text:p>124065714</text:p>
          </table:table-cell>
          <table:table-cell office:value-type="string" calcext:value-type="string">
            <text:p>milissegundos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23322086" calcext:value-type="float">
            <text:p>123322086</text:p>
          </table:table-cell>
          <table:table-cell office:value-type="string" calcext:value-type="string">
            <text:p>milissegundos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27881243" calcext:value-type="float">
            <text:p>127881243</text:p>
          </table:table-cell>
          <table:table-cell office:value-type="string" calcext:value-type="string">
            <text:p>milissegundos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23252163" calcext:value-type="float">
            <text:p>123252163</text:p>
          </table:table-cell>
          <table:table-cell office:value-type="string" calcext:value-type="string">
            <text:p>milissegundos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23714326" calcext:value-type="float">
            <text:p>123714326</text:p>
          </table:table-cell>
          <table:table-cell office:value-type="string" calcext:value-type="string">
            <text:p>milissegundos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25216858" calcext:value-type="float">
            <text:p>125216858</text:p>
          </table:table-cell>
          <table:table-cell office:value-type="string" calcext:value-type="string">
            <text:p>milissegundos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24740958" calcext:value-type="float">
            <text:p>124740958</text:p>
          </table:table-cell>
          <table:table-cell office:value-type="string" calcext:value-type="string">
            <text:p>milissegundos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24604579" calcext:value-type="float">
            <text:p>124604579</text:p>
          </table:table-cell>
          <table:table-cell office:value-type="string" calcext:value-type="string">
            <text:p>milissegundos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26737234" calcext:value-type="float">
            <text:p>126737234</text:p>
          </table:table-cell>
          <table:table-cell office:value-type="string" calcext:value-type="string">
            <text:p>milissegundos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27287667" calcext:value-type="float">
            <text:p>127287667</text:p>
          </table:table-cell>
          <table:table-cell office:value-type="string" calcext:value-type="string">
            <text:p>milissegundos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27938394" calcext:value-type="float">
            <text:p>127938394</text:p>
          </table:table-cell>
          <table:table-cell office:value-type="string" calcext:value-type="string">
            <text:p>milissegundos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28533358" calcext:value-type="float">
            <text:p>128533358</text:p>
          </table:table-cell>
          <table:table-cell office:value-type="string" calcext:value-type="string">
            <text:p>milissegundos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25827135" calcext:value-type="float">
            <text:p>125827135</text:p>
          </table:table-cell>
          <table:table-cell office:value-type="string" calcext:value-type="string">
            <text:p>milissegundos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25328452" calcext:value-type="float">
            <text:p>125328452</text:p>
          </table:table-cell>
          <table:table-cell office:value-type="string" calcext:value-type="string">
            <text:p>milissegundos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26888000" calcext:value-type="float">
            <text:p>126888000</text:p>
          </table:table-cell>
          <table:table-cell office:value-type="string" calcext:value-type="string">
            <text:p>milissegundos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EDIA</text:p>
          </table:table-cell>
          <table:table-cell table:formula="of:=AVERAGE([.F1:.F50])" office:value-type="float" office:value="126.24" calcext:value-type="float">
            <text:p>126,2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svio</text:p>
          </table:table-cell>
          <table:table-cell table:formula="of:=STDEV([.F1];[.F50])" office:value-type="float" office:value="6.36396103067893" calcext:value-type="float">
            <text:p>6,3639610306789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amanho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rro</text:p>
          </table:table-cell>
          <table:table-cell table:formula="of:=[.F53]/SQRT([.F54])" office:value-type="float" office:value="0.9" calcext:value-type="float">
            <text:p>0,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7">00/00/0000</text:date>, <text:time style:data-style-name="N2" text:time-value="20:38:55.90905174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9:00:58.966026368</meta:creation-date>
    <dc:date>2019-06-07T20:39:14.635263282</dc:date>
    <meta:editing-duration>PT3M10S</meta:editing-duration>
    <meta:editing-cycles>4</meta:editing-cycles>
    <meta:generator>LibreOffice/6.0.6.2$Linux_X86_64 LibreOffice_project/00m0$Build-2</meta:generator>
    <meta:document-statistic meta:table-count="1" meta:cell-count="258" meta:object-count="0"/>
  </office:meta>
</office:document-meta>
</file>